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Liberation Serif" svg:font-family="'Liberation Serif'" style:font-family-generic="roman"/>
    <style:font-face style:name="FreeSans" svg:font-family="FreeSans" style:font-family-generic="swiss"/>
    <style:font-face style:name="Liberation Sans" svg:font-family="'Liberation Sans'" style:font-family-generic="swiss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18cm solid #000000"/>
    </style:style>
    <style:style style:name="podHeader" style:family="table-cell">
      <style:table-cell-properties fo:padding="0.1cm" fo:border="0.018cm solid #000000" fo:background-color="#e6e6e6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1" style:parent-style-name="Standard" style:family="paragraph">
      <style:text-properties officeooo:paragraph-rsid="000c5d65" officeooo:rsid="000c5d65"/>
    </style:style>
    <style:style style:name="P2" style:family="paragraph">
      <style:paragraph-properties fo:margin-top="0cm" fo:text-indent="0cm" style:writing-mode="lr-tb" style:text-autospace="ideograph-alpha" fo:margin-left="0cm" style:punctuation-wrap="simple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fo:font-weight="normal" fo:font-style="normal" style:use-window-font-color="true" fo:language="id" style:font-style-complex="normal" fo:letter-spacing="normal" style:font-name-asian="Droid Sans Fallback" style:country-asian="CN" style:letter-kerning="true" style:font-name-complex="FreeSans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background-color="transparent" fo:country="ID" style:font-size-asian="10.5pt" style:text-line-through-type="none" fo:text-shadow="none" style:text-line-through-mode="continuous" style:language-complex="hi" fo:font-size="10pt" style:country-complex="IN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P1">A pure creative work does not expect any return</text:p>
      <text:p text:style-name="P1">It just aims at being spread without any limitation (0)</text:p>
      <text:p text:style-name="P1">It just aims at being spread without any limitation (1)</text:p>
      <text:p text:style-name="P1">It just aims at being spread without any limitation (2)</text:p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field="urn:openoffice:names:experimental:ooo-ms-interop:xmlns:field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Liberation Serif" svg:font-family="'Liberation Serif'" style:font-family-generic="roman"/>
    <style:font-face style:name="FreeSans" svg:font-family="FreeSans" style:font-family-generic="swiss"/>
    <style:font-face style:name="Liberation Sans" svg:font-family="'Liberation Sans'" style:font-family-generic="swiss"/>
    <style:font-face style:name="Droid Sans Fallback" style:font-pitch="variable" svg:font-family="'Droid Sans Fallback'" style:font-family-generic="system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  <style:default-style style:family="graphic">
      <style:graphic-properties svg:stroke-color="#3465a4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729fc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ID" fo:language="id" style:font-name="Liberation Serif" style:language-asian="zh" style:language-complex="hi" style:font-size-asian="10.5pt" style:font-name-asian="Droid Sans Fallback" fo:font-size="12pt" style:font-size-complex="12pt" style:country-asian="CN" style:letter-kerning="true" style:font-name-complex="FreeSans" style:country-complex="IN"/>
    </style:default-style>
    <style:default-style style:family="paragraph">
      <style:paragraph-properties style:writing-mode="page" fo:hyphenation-ladder-count="no-limit" fo:orphans="2" fo:widows="2" style:tab-stop-distance="1.251cm" style:punctuation-wrap="hanging" style:text-autospace="ideograph-alpha" style:line-break="strict"/>
      <style:text-properties fo:hyphenation-remain-char-count="2" style:use-window-font-color="true" fo:country="ID" fo:language="id" fo:hyphenation-push-char-count="2" style:font-name="Liberation Serif" style:language-asian="zh" style:language-complex="hi" style:font-size-asian="10.5pt" style:font-name-asian="Droid Sans Fallback" fo:font-size="12pt" style:font-size-complex="12pt" style:country-asian="CN" style:letter-kerning="true" fo:hyphenate="false" style:font-name-complex="FreeSans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423cm" fo:keep-with-next="always" fo:margin-bottom="0.212cm" loext:contextual-spacing="false"/>
      <style:text-properties style:font-family-generic-asian="system" style:font-name-complex="FreeSans" style:font-family-generic-complex="swiss" style:font-size-asian="14pt" fo:font-family="'Liberation Sans'" style:font-name="Liberation Sans" style:font-size-complex="14pt" style:font-family-asian="'Droid Sans Fallback'" style:font-name-asian="Droid Sans Fallback" style:font-family-complex="FreeSans" fo:font-size="14pt" style:font-pitch-asian="variable" style:font-family-generic="swiss"/>
    </style:style>
    <style:style style:name="Text_20_body" style:display-name="Text body" style:class="text" style:parent-style-name="Standard" style:family="paragraph">
      <style:paragraph-properties fo:margin-top="0cm" fo:line-height="120%" fo:margin-bottom="0.247cm" loext:contextual-spacing="false"/>
    </style:style>
    <style:style style:name="List" style:class="list" style:parent-style-name="Text_20_body" style:family="paragraph">
      <style:text-properties style:font-family-generic-complex="swiss" style:font-family-generic="roman" style:font-size-asian="12pt" fo:font-family="'Liberation Serif'" style:font-name="Liberation Serif" style:font-family-complex="FreeSans" style:font-name-complex="FreeSans"/>
    </style:style>
    <style:style style:name="Caption" style:class="extra" style:parent-style-name="Standard" style:family="paragraph">
      <style:paragraph-properties fo:margin-top="0.212cm" text:number-lines="false" text:line-number="0" fo:margin-bottom="0.212cm" loext:contextual-spacing="false"/>
      <style:text-properties style:font-name-complex="FreeSans" fo:font-style="italic" style:font-size-asian="12pt" fo:font-family="'Liberation Serif'" style:font-name="Liberation Serif" style:font-size-complex="12pt" style:font-family-complex="FreeSans" fo:font-size="12pt" style:font-style-asian="italic" style:font-style-complex="italic" style:font-family-generic-complex="swiss" style:font-family-generic="roman"/>
    </style:style>
    <style:style style:name="Index" style:class="index" style:parent-style-name="Standard" style:family="paragraph">
      <style:paragraph-properties text:number-lines="false" text:line-number="0"/>
      <style:text-properties style:font-family-generic-complex="swiss" style:font-family-generic="roman" style:font-size-asian="12pt" fo:font-family="'Liberation Serif'" style:font-name="Liberation Serif" style:font-family-complex="FreeSans" style:font-name-complex="FreeSans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style:writing-mode="lr-tb" fo:margin-left="2cm" fo:page-width="21.001cm" style:num-format="1" style:print-orientation="portrait" style:footnote-max-height="0cm" fo:margin-bottom="2cm" fo:page-height="29.7cm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00:49:53.584897055</meta:creation-date>
    <dc:date>2016-10-25T01:14:42.000842393</dc:date>
    <meta:editing-duration>PT24M52S</meta:editing-duration>
    <meta:editing-cycles>5</meta:editing-cycles>
    <meta:generator>LibreOffice/5.1.5.2$Linux_x86 LibreOffice_project/10m0$Build-2</meta:generator>
    <meta:document-statistic meta:table-count="0" meta:image-count="0" meta:object-count="0" meta:page-count="1" meta:paragraph-count="3" meta:word-count="27" meta:character-count="156" meta:non-whitespace-character-count="132"/>
  </office:meta>
</office:document-meta>
</file>